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1.591cm" style:rel-column-width="5928*"/>
    </style:style>
    <style:style style:name="Table1.B" style:family="table-column">
      <style:table-column-properties style:column-width="3.972cm" style:rel-column-width="14803*"/>
    </style:style>
    <style:style style:name="Table1.C" style:family="table-column">
      <style:table-column-properties style:column-width="3.662cm" style:rel-column-width="13641*"/>
    </style:style>
    <style:style style:name="Table1.D" style:family="table-column">
      <style:table-column-properties style:column-width="4.182cm" style:rel-column-width="15582*"/>
    </style:style>
    <style:style style:name="Table1.E" style:family="table-column">
      <style:table-column-properties style:column-width="4.182cm" style:rel-column-width="15581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3cc261"/>
    </style:style>
    <style:style style:name="P2" style:family="paragraph" style:parent-style-name="Table_20_Contents">
      <style:text-properties fo:font-weight="bold" officeooo:rsid="000aea63" officeooo:paragraph-rsid="003cc261" style:font-weight-asian="bold" style:font-weight-complex="bold"/>
    </style:style>
    <style:style style:name="P3" style:family="paragraph" style:parent-style-name="Table_20_Contents">
      <style:text-properties fo:font-weight="bold" officeooo:rsid="003cc261" officeooo:paragraph-rsid="003cc261" style:font-weight-asian="bold" style:font-weight-complex="bold"/>
    </style:style>
    <style:style style:name="P4" style:family="paragraph" style:parent-style-name="Table_20_Contents">
      <style:text-properties fo:font-size="10pt" officeooo:rsid="000aea63" officeooo:paragraph-rsid="003cc261" style:font-size-asian="10pt" style:font-size-complex="10pt"/>
    </style:style>
    <style:style style:name="P5" style:family="paragraph" style:parent-style-name="Table_20_Contents">
      <style:text-properties fo:font-size="10pt" officeooo:rsid="000bbf3e" officeooo:paragraph-rsid="003cc261" style:font-size-asian="10pt" style:font-size-complex="10pt"/>
    </style:style>
    <style:style style:name="P6" style:family="paragraph" style:parent-style-name="Table_20_Contents">
      <style:text-properties fo:font-size="10pt" officeooo:rsid="003cc261" officeooo:paragraph-rsid="003cc261" style:font-size-asian="10pt" style:font-size-complex="10pt"/>
    </style:style>
    <style:style style:name="P7" style:family="paragraph" style:parent-style-name="Table_20_Contents">
      <style:text-properties fo:font-size="10pt" officeooo:rsid="003cc261" officeooo:paragraph-rsid="003d2449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style:text-underline-style="none" officeooo:rsid="003cc261" officeooo:paragraph-rsid="003cc261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c363" style:font-weight-asian="normal" style:font-weight-complex="normal"/>
    </style:style>
    <style:style style:name="T3" style:family="text">
      <style:text-properties officeooo:rsid="003cc261"/>
    </style:style>
    <style:style style:name="T4" style:family="text">
      <style:text-properties officeooo:rsid="000ec5f5"/>
    </style:style>
    <style:style style:name="T5" style:family="text">
      <style:text-properties officeooo:rsid="000aea63"/>
    </style:style>
    <style:style style:name="T6" style:family="text">
      <style:text-properties officeooo:rsid="003d2449"/>
    </style:style>
    <style:style style:name="T7" style:family="text">
      <style:text-properties officeooo:rsid="00421719"/>
    </style:style>
    <style:style style:name="T8" style:family="text">
      <style:text-properties officeooo:rsid="004500c6"/>
    </style:style>
    <style:style style:name="T9" style:family="text">
      <style:text-properties officeooo:rsid="0047af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$</text:span><text:span text:style-name="T1">{Import $data:”header”}</text:span></text:p>
      <text:p text:style-name="P1">${Push key:“data“, value:[<text:line-break/> <text:s/>{first<text:span text:style-name="T5">N</text:span>ame: „Hans“, last<text:span text:style-name="T5">N</text:span>ame:“Müller“, birth<text:span text:style-name="T5">D</text:span>ate:“1975-10-02“, <text:span text:style-name="T3">member:false</text:span>},<text:line-break/> <text:s/>{first<text:span text:style-name="T5">N</text:span>ame: „Johanna“, last<text:span text:style-name="T5">N</text:span>ame:“Sommer“, birth<text:span text:style-name="T5">D</text:span>ate:“2001-12-05“, <text:span text:style-name="T3">member:true</text:span>},<text:line-break/> <text:s/>{first<text:span text:style-name="T5">N</text:span>ame: „Helene“, last<text:span text:style-name="T5">N</text:span>ame:“Fischer“, birth<text:span text:style-name="T5">D</text:span>ate:“2013-02-02“, <text:span text:style-name="T3">member:true</text:span>},<text:line-break/> <text:s/>{first<text:span text:style-name="T5">N</text:span>ame: „<text:span text:style-name="T3">Lea</text:span>“, last<text:span text:style-name="T5">N</text:span>ame:“Fischer“, birth<text:span text:style-name="T5">D</text:span>ate:“<text:span text:style-name="T3">1999</text:span>-0<text:span text:style-name="T3">8</text:span>-<text:span text:style-name="T3">1</text:span>2“, <text:span text:style-name="T3">member:false</text:span>}<text:line-break/>]}</text:p>
      <text:p text:style-name="P1">${For $value:“data“, <text:span text:style-name="T4">$</text:span>as:“person“, tablerow: [<text:span text:style-name="T9">2</text:span>,<text:span text:style-name="T9">3</text:span>]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2">First Name</text:p>
          </table:table-cell>
          <table:table-cell table:style-name="Table1.A1" office:value-type="string">
            <text:p text:style-name="P2">Last Name</text:p>
          </table:table-cell>
          <table:table-cell table:style-name="Table1.A1" office:value-type="string">
            <text:p text:style-name="P2">Birth Date</text:p>
          </table:table-cell>
          <table:table-cell table:style-name="Table1.E1" office:value-type="string">
            <text:p text:style-name="P3">Member</text:p>
          </table:table-cell>
        </table:table-row>
        <table:table-row>
          <table:table-cell table:style-name="Table1.A2" office:value-type="string">
            <text:p text:style-name="P4">${Counter}</text:p>
          </table:table-cell>
          <table:table-cell table:style-name="Table1.B2" office:value-type="string">
            <text:p text:style-name="P4">${$person.firstName}</text:p>
          </table:table-cell>
          <table:table-cell table:style-name="Table1.C2" office:value-type="string">
            <text:p text:style-name="P4">${$person.lastName}</text:p>
          </table:table-cell>
          <table:table-cell table:style-name="Table1.D2" office:value-type="string">
            <text:p text:style-name="P5">${Date $value:“person.birthDate“}</text:p>
          </table:table-cell>
          <table:table-cell table:style-name="Table1.E2" office:value-type="string">
            <text:p text:style-name="P6">${If “$person.member”:true}<text:span text:style-name="T6">yes</text:span><text:span text:style-name="T7">$</text:span>{EndIf}</text:p>
          </table:table-cell>
        </table:table-row>
        <table:table-row table:style-name="Table1.3">
          <table:table-cell table:style-name="Table1.A3" office:value-type="string">
            <text:p text:style-name="P4">${Counter}</text:p>
          </table:table-cell>
          <table:table-cell table:style-name="Table1.A3" office:value-type="string">
            <text:p text:style-name="P4">${$person.firstName}</text:p>
          </table:table-cell>
          <table:table-cell table:style-name="Table1.A3" office:value-type="string">
            <text:p text:style-name="P4">${$person.lastName}</text:p>
          </table:table-cell>
          <table:table-cell table:style-name="Table1.A3" office:value-type="string">
            <text:p text:style-name="P5">${Date $value:“person.birthDate“}</text:p>
          </table:table-cell>
          <table:table-cell table:style-name="Table1.E3" office:value-type="string">
            <text:p text:style-name="P7">${If “$person.member”:true}<text:span text:style-name="T6">yes</text:span><text:span text:style-name="T8">$</text:span>{EndIf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5-03-08T12:08:23.259000000</dc:date>
    <meta:editing-duration>PT2H1M2S</meta:editing-duration>
    <meta:editing-cycles>52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9" meta:word-count="54" meta:character-count="713" meta:non-whitespace-character-count="670"/>
  </office:meta>
</office:document-meta>
</file>